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Standard" style:list-style-name="L2">
      <style:text-properties fo:font-style="normal" style:font-style-asian="normal" style:font-style-complex="normal"/>
    </style:style>
    <style:style style:name="P6" style:family="paragraph" style:parent-style-name="Standard" style:list-style-name="L3">
      <style:text-properties fo:font-style="normal" style:font-style-asian="normal" style:font-style-complex="normal"/>
    </style:style>
    <style:style style:name="P7" style:family="paragraph" style:parent-style-name="Standard" style:list-style-name="L4">
      <style:text-properties fo:font-style="normal" style:font-style-asian="normal" style:font-style-complex="normal"/>
    </style:style>
    <style:style style:name="P8" style:family="paragraph" style:parent-style-name="Standard" style:list-style-name="L3"/>
    <style:style style:name="P9" style:family="paragraph" style:parent-style-name="Standard">
      <style:paragraph-properties fo:text-align="center" style:justify-single-word="false"/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mo</text:p>
      <text:p text:style-name="P1"/>
      <text:p text:style-name="P1">To run the demo of serpint, follow these instructions.... </text:p>
      <text:p text:style-name="P1"/>
      <text:p text:style-name="P1">The demo will show you the capability of serpint to control the GPIO pins over a serial port. Part 2 will also show you the same thing can be done over a network. The serial monitor that you run has NO GPIO library loaded, only a standard serial library.</text:p>
      <text:p text:style-name="P1"/>
      <text:p text:style-name="P1">You Will Need....</text:p>
      <text:p text:style-name="P1"/>
      <text:list xml:id="list4709864745162592298" text:style-name="L1">
        <text:list-item>
          <text:p text:style-name="P4">A Raspberry Pi with Screen and Keyboard</text:p>
        </text:list-item>
        <text:list-item>
          <text:p text:style-name="P4">A way to check GPIO voltages (Voltimiter, LED)</text:p>
        </text:list-item>
        <text:list-item>
          <text:p text:style-name="P2"><text:span text:style-name="T1">Serpint (Download from </text:span><text:a xlink:type="simple" xlink:href="http://github.com/602p/serpint"><text:span text:style-name="T1">github.com/602p/serpint</text:span></text:a><text:span text:style-name="T1">)</text:span></text:p>
        </text:list-item>
      </text:list>
      <text:p text:style-name="P1"/>
      <text:p text:style-name="P1"><text:tab/>For Part 2 Extension [OPTIONAL]</text:p>
      <text:p text:style-name="P1"/>
      <text:list xml:id="list8483365664062573584" text:style-name="L2">
        <text:list-item>
          <text:p text:style-name="P5">Another computer (running linux)</text:p>
        </text:list-item>
        <text:list-item>
          <text:p text:style-name="P5">A connection between them, on the same network</text:p>
        </text:list-item>
        <text:list-item>
          <text:p text:style-name="P5">Serpint on the other computer</text:p>
        </text:list-item>
      </text:list>
      <text:p text:style-name="P1"/>
      <text:p text:style-name="P1"><text:tab/><text:tab/><text:tab/><text:tab/>PART 1</text:p>
      <text:p text:style-name="P1"><text:tab/><text:tab/><text:tab/><text:tab/>This tests the GPIO control functionality of serpint</text:p>
      <text:p text:style-name="P1"/>
      <text:list xml:id="list8390716700615760864" text:style-name="L3">
        <text:list-item>
          <text:p text:style-name="P6">On your raspberry pi.... Cd to the bin directory of the serpint folder</text:p>
        </text:list-item>
        <text:list-item>
          <text:p text:style-name="P6">Run<text:line-break/><text:span text:style-name="T2">./serpint gpiotoserial ttyS44 4444</text:span></text:p>
        </text:list-item>
        <text:list-item>
          <text:p text:style-name="P6">Open a new tab/tty and run <text:line-break/><text:span text:style-name="T2">./serpint monitor</text:span></text:p>
        </text:list-item>
        <text:list-item>
          <text:p text:style-name="P6">In the monitor, enter your serial port as /dev/ttyS44</text:p>
        </text:list-item>
        <text:list-item>
          <text:p text:style-name="P8"><text:span text:style-name="T1">Attach a voltimeter or light to gpio pins 4 and ground [ see </text:span><text:a xlink:type="simple" xlink:href="http://elinux.org/images/2/2a/GPIOs.png"><text:span text:style-name="T1">http://elinux.org/images/2/2a/GPIOs.png</text:span></text:a><text:span text:style-name="T1">]</text:span></text:p>
        </text:list-item>
        <text:list-item>
          <text:p text:style-name="P6">Press space in the monitor to toggle the power to pin 4</text:p>
        </text:list-item>
        <text:list-item>
          <text:p text:style-name="P6">When done, press q to quit the monitor</text:p>
        </text:list-item>
        <text:list-item>
          <text:p text:style-name="P6">Run <text:line-break/><text:span text:style-name="T2">./serpint cleanup</text:span></text:p>
        </text:list-item>
      </text:list>
      <text:p text:style-name="P1"/>
      <text:p text:style-name="P1"><text:tab/><text:tab/><text:tab/><text:tab/>PART 2 [OPTIONAL]</text:p>
      <text:p text:style-name="P1"><text:tab/><text:tab/><text:tab/><text:tab/>This tests the networking functionality of serpint</text:p>
      <text:p text:style-name="P1"/>
      <text:list xml:id="list387122829828061940" text:style-name="L4">
        <text:list-item>
          <text:p text:style-name="P7">Do steps 1&amp;2 of PART 1</text:p>
        </text:list-item>
        <text:list-item>
          <text:p text:style-name="P7">Run <text:line-break/><text:span text:style-name="T2">./serpint serialtosock ttyS44 4445</text:span></text:p>
        </text:list-item>
        <text:list-item>
          <text:p text:style-name="P7">Make note of your raspberry pi's IP address (you can find this out by doing <text:line-break/><text:span text:style-name="T2">sudo ifconfig|grep “inet addr”</text:span> <text:line-break/>(you’ll want the top one)) You’ll need this in step 5</text:p>
        </text:list-item>
        <text:list-item>
          <text:p text:style-name="P7">On another (linux) computer, download serpint</text:p>
        </text:list-item>
        <text:list-item>
          <text:p text:style-name="P7">Cd to the bin folder and run <text:line-break/><text:span text:style-name="T2">./serpint socktoserial ttyS44 192.168.1.7 4445</text:span><text:line-break/><text:soft-page-break/>You will want to replace 192.168.1.7 with the IP address that you got in step 3</text:p>
        </text:list-item>
        <text:list-item>
          <text:p text:style-name="P7">Do steps 3-7, but on the second computer</text:p>
        </text:list-item>
        <text:list-item>
          <text:p text:style-name="P7">Run <text:line-break/><text:span text:style-name="T2">./serpint cleanup </text:span><text:line-break/>on bolth machi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 Goessling</meta:initial-creator>
    <meta:creation-date>2012-05-23T17:00:26</meta:creation-date>
    <dc:date>2012-08-30T13:11:37.63</dc:date>
    <meta:editing-duration>PT2H30M16S</meta:editing-duration>
    <meta:editing-cycles>9</meta:editing-cycles>
    <meta:generator>OpenOffice.org/3.4$Win32 OpenOffice.org_project/340m1$Build-9590</meta:generator>
    <meta:document-statistic meta:table-count="0" meta:image-count="0" meta:object-count="0" meta:page-count="2" meta:paragraph-count="30" meta:word-count="305" meta:character-count="1714"/>
  </office:meta>
</office:document-meta>
</file>